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9d88"/>
    </style:style>
    <style:style style:name="P2" style:family="paragraph" style:parent-style-name="Standard">
      <style:paragraph-properties fo:text-align="center" style:justify-single-word="false"/>
      <style:text-properties fo:font-size="36pt" officeooo:paragraph-rsid="00019d88" style:font-size-asian="36pt" style:font-size-complex="36pt"/>
    </style:style>
    <style:style style:name="P3" style:family="paragraph" style:parent-style-name="Standard">
      <style:text-properties officeooo:paragraph-rsid="000365dd"/>
    </style:style>
    <style:style style:name="P4" style:family="paragraph" style:parent-style-name="Standard">
      <style:text-properties officeooo:paragraph-rsid="0004c47c"/>
    </style:style>
    <style:style style:name="P5" style:family="paragraph" style:parent-style-name="Standard">
      <style:text-properties officeooo:paragraph-rsid="00053262"/>
    </style:style>
    <style:style style:name="P6" style:family="paragraph" style:parent-style-name="Standard">
      <style:text-properties fo:font-size="20pt" officeooo:paragraph-rsid="00053262" style:font-size-asian="20pt" style:font-size-complex="20pt"/>
    </style:style>
    <style:style style:name="P7" style:family="paragraph" style:parent-style-name="Standard">
      <style:text-properties officeooo:paragraph-rsid="0005a321"/>
    </style:style>
    <style:style style:name="T1" style:family="text">
      <style:text-properties officeooo:rsid="00019d88"/>
    </style:style>
    <style:style style:name="T2" style:family="text">
      <style:text-properties officeooo:rsid="000365dd"/>
    </style:style>
    <style:style style:name="T3" style:family="text">
      <style:text-properties officeooo:rsid="0004c47c"/>
    </style:style>
    <style:style style:name="T4" style:family="text">
      <style:text-properties officeooo:rsid="00053262"/>
    </style:style>
    <style:style style:name="T5" style:family="text">
      <style:text-properties fo:font-weight="bold"/>
    </style:style>
    <style:style style:name="T6" style:family="text">
      <style:text-properties fo:font-weight="bold" officeooo:rsid="000365dd" style:font-weight-asian="bold" style:font-weight-complex="bold"/>
    </style:style>
    <style:style style:name="T7" style:family="text">
      <style:text-properties style:font-weight-asian="bold"/>
    </style:style>
    <style:style style:name="T8" style:family="text">
      <style:text-properties style:font-weight-complex="bold"/>
    </style:style>
    <style:style style:name="T9" style:family="text">
      <style:text-properties fo:font-weight="normal" style:font-weight-asian="normal" style:font-weight-complex="normal"/>
    </style:style>
    <style:style style:name="T10" style:family="text">
      <style:text-properties fo:font-weight="normal" officeooo:rsid="000365d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erl Ecosystem Group</text:span></text:p>
      <text:p text:style-name="P1"><text:span text:style-name="T1"/></text:p>
      <text:p text:style-name="P1"><text:span text:style-name="T1"/></text:p>
      <text:p text:style-name="P4"><text:span text:style-name="T3"><text:s/>The open source Perl Community has been maintaining and improving Perl for more than 20 years now. It has created a huge and very successful environment for gluing together parts of the Internet and for developing full blown applications. Both web based and desktop.</text:span></text:p>
      <text:p text:style-name="P4"><text:span text:style-name="T3"/></text:p>
      <text:p text:style-name="P4"><text:span text:style-name="T3">Most of this has been done on a volunteer base and it will go on for many years to come.</text:span></text:p>
      <text:p text:style-name="P4"><text:span text:style-name="T3"/></text:p>
      <text:p text:style-name="P4"><text:span text:style-name="T3">Yet there are areas where financial help is needed to improve things or to enable certain aspects of the development.</text:span></text:p>
      <text:p text:style-name="P4"><text:span text:style-name="T3"/></text:p>
      <text:p text:style-name="P4"><text:span text:style-name="T3">In addition we have seen that the Perl community has not kept the "rest of the world" informed about the development in the language and the tools built on top of it. Many keep thinking about Perl as it was in the mid-90s.</text:span></text:p>
      <text:p text:style-name="P4"><text:span text:style-name="T3"/></text:p>
      <text:p text:style-name="P4"><text:span text:style-name="T3">This hurts both the open source developers and the companies that are looking to hire developers.</text:span></text:p>
      <text:p text:style-name="P4"><text:span text:style-name="T3"/></text:p>
      <text:p text:style-name="P4"><text:span text:style-name="T3">These are the areas where the commercial part of Perl Ecosystem comes into play, where the open source world and the commercial entities have their interests clearly aligned.</text:span></text:p>
      <text:p text:style-name="P4"><text:span text:style-name="T3"/></text:p>
      <text:p text:style-name="P4"><text:span text:style-name="T3"><text:s/>We would like to make sure Perl is a highly regarded language with lots of available good developers to hire by companies and to participate in the open source development process.</text:span></text:p>
      <text:p text:style-name="P4"><text:span text:style-name="T3"/></text:p>
      <text:p text:style-name="P4"><text:span text:style-name="T3">We believe there are two main reasons people learn Perl. Either for fun - they would like to use some tool and the language needed to use or extend that tool is Perl - or for money. When they see there are plenty of jobs requiring Perl and the long term prospective of using the language is bright.</text:span></text:p>
      <text:p text:style-name="P4"><text:span text:style-name="T3"/></text:p>
      <text:p text:style-name="P4"><text:span text:style-name="T3">We would like to make sure Perl is being talked about around the development world and beyond that. We would like to help people using Perl to earn more money either by getting higher salary or by creating more opportunities to provide services using Perl.</text:span></text:p>
      <text:p text:style-name="P4"><text:span text:style-name="T3">We would like to help companies relying on Perl to make sure they have a good supply of high quality developers.</text:span></text:p>
      <text:p text:style-name="P4"><text:span text:style-name="T3"/></text:p>
      <text:p text:style-name="P4"><text:span text:style-name="T3">We would like to make sure every serious technology event has some presence of Perl. Either as Perl related talks or as a Perl related booth or both. We would like to make sure journalists and bloggers write about Perl and Perl based projects.</text:span></text:p>
      <text:p text:style-name="P4"><text:span text:style-name="T3"/></text:p>
      <text:p text:style-name="P4"><text:span text:style-name="T3">We also would like to help the developers to make better use of their time. For example we would like to organize a number of face-to-face meetings between key developers of various open source projects. In other words we will organize a number of hackathons. When relevant we'll provide grants for people who can divert some of the consulting time to further improvements of open source projects.</text:span></text:p>
      <text:p text:style-name="P4"><text:span text:style-name="T3"/></text:p>
      <text:p text:style-name="P4"><text:span text:style-name="T3">We would like to let companies provide directions to the open source developers regarding their interest. <text:s/>Either via suggestions or by actually donating money to certain development projects.</text:span></text:p>
      <text:p text:style-name="P4"><text:span text:style-name="T3"/></text:p>
      <text:p text:style-name="P4"><text:span text:style-name="T3">There are many individuals who have contributed their free time to the development of Perl and there </text:span><text:soft-page-break/><text:span text:style-name="T3">are few companies who helped it by donating money. We would like to make sure there is a much wider range of companies that will give back to the Perl community. Either by encouraging their developers to participate in the development of Perl, CPAN modules and Perl based projects or by financing the activities that cost money.</text:span></text:p>
      <text:p text:style-name="P4"><text:span text:style-name="T1"/></text:p>
      <text:p text:style-name="P1"><text:span text:style-name="T1"/></text:p>
      <text:p text:style-name="P6"><text:span text:style-name="T4">Members</text:span></text:p>
      <text:p text:style-name="P1"><text:span text:style-name="T1"/></text:p>
      <text:p text:style-name="P1"><text:span text:style-name="T2">PEG is financed my the annual fees of the me</text:span><text:span text:style-name="T1">mbers. </text:span><text:span text:style-name="T2">After just a few weeks of operations we have the following members:</text:span></text:p>
      <text:p text:style-name="P1"><text:span text:style-name="T2"/></text:p>
      <text:p text:style-name="P3"><text:span text:style-name="T2">Bronze Members</text:span></text:p>
      <text:p text:style-name="P3"><text:span text:style-name="T6">Dijkmat BV</text:span><text:span text:style-name="T2">, <text:s/>software development, <text:s/>The Netherlands</text:span></text:p>
      <text:p text:style-name="P3"><text:span text:style-name="T2"/></text:p>
      <text:p text:style-name="P3"><text:span text:style-name="T2"/></text:p>
      <text:p text:style-name="P3"><text:span text:style-name="T2">Small Business Members</text:span></text:p>
      <text:p text:style-name="P7"><text:span text:style-name="T6">Uri Bruck</text:span><text:span text:style-name="T10">, </text:span><text:span text:style-name="T2">IT Consultant, Software Developer and Translator in Israel</text:span></text:p>
      <text:p text:style-name="P3"><text:span text:style-name="T2"/></text:p>
      <text:p text:style-name="P3"><text:span text:style-name="T6">Columbus Pro Group</text:span><text:span text:style-name="T10">, </text:span><text:span text:style-name="T2">Software development services based in Columbus, Ohio, USA</text:span></text:p>
      <text:p text:style-name="P3"><text:span text:style-name="T2"/></text:p>
      <text:p text:style-name="P3"><text:span text:style-name="T6">Raz Information Systems</text:span><text:span text:style-name="T2">, Solution provider in Israel</text:span></text:p>
      <text:p text:style-name="P3"><text:span text:style-name="T2"/></text:p>
      <text:p text:style-name="P3"><text:span text:style-name="T6">Oqapi</text:span><text:span text:style-name="T10">, </text:span><text:span text:style-name="T2">Web GUI solution provider located in The Netherlands</text:span></text:p>
      <text:p text:style-name="P1"><text:span text:style-name="T1"/></text:p>
      <text:p text:style-name="P6"><text:span text:style-name="T4">Sponsors</text:span></text:p>
      <text:p text:style-name="P5"><text:span text:style-name="T2"/></text:p>
      <text:p text:style-name="P5"><text:span text:style-name="T2">In addition the PEG accepts sponsorships. So far we have one sponsor:</text:span></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abor Szabo</meta:initial-creator>
    <meta:creation-date>2010-11-26T14:01:31</meta:creation-date>
    <dc:date>2010-11-26T14:14:34</dc:date>
    <dc:creator>Gabor Szabo</dc:creator>
    <meta:editing-duration>PT00H13M05S</meta:editing-duration>
    <meta:editing-cycles>5</meta:editing-cycles>
    <meta:generator>OpenOffice.org/3.2$Unix OpenOffice.org_project/320m19$Build-9505</meta:generator>
    <meta:document-statistic meta:table-count="0" meta:image-count="0" meta:object-count="0" meta:page-count="2" meta:paragraph-count="26" meta:word-count="626" meta:character-count="3640"/>
  </office:meta>
</office:document-meta>
</file>